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1" style:family="table">
      <style:table-properties style:width="13.824cm" fo:margin-left="1.905cm" table:align="left"/>
    </style:style>
    <style:style style:name="Πίνακας1.A" style:family="table-column">
      <style:table-column-properties style:column-width="0.459cm"/>
    </style:style>
    <style:style style:name="Πίνακας1.B" style:family="table-column">
      <style:table-column-properties style:column-width="13.365cm"/>
    </style:style>
    <style:style style:name="Πίνακας1.A1" style:family="table-cell">
      <style:table-cell-properties style:vertical-align="middle"/>
    </style:style>
    <style:style style:name="Πίνακας2" style:family="table">
      <style:table-properties style:width="11.716cm" fo:margin-left="1.905cm" table:align="left"/>
    </style:style>
    <style:style style:name="Πίνακας2.A" style:family="table-column">
      <style:table-column-properties style:column-width="0.459cm"/>
    </style:style>
    <style:style style:name="Πίνακας2.B" style:family="table-column">
      <style:table-column-properties style:column-width="11.257cm"/>
    </style:style>
    <style:style style:name="Πίνακας2.A1" style:family="table-cell">
      <style:table-cell-properties style:vertical-align="middle"/>
    </style:style>
    <style:style style:name="Πίνακας3" style:family="table">
      <style:table-properties style:width="7.08cm" fo:margin-left="1.905cm" table:align="left"/>
    </style:style>
    <style:style style:name="Πίνακας3.A" style:family="table-column">
      <style:table-column-properties style:column-width="0.459cm"/>
    </style:style>
    <style:style style:name="Πίνακας3.B" style:family="table-column">
      <style:table-column-properties style:column-width="6.622cm"/>
    </style:style>
    <style:style style:name="Πίνακας3.A1" style:family="table-cell">
      <style:table-cell-properties style:vertical-align="middle"/>
    </style:style>
    <style:style style:name="Πίνακας4" style:family="table">
      <style:table-properties style:width="15.095cm" fo:margin-left="1.905cm" table:align="left"/>
    </style:style>
    <style:style style:name="Πίνακας4.A" style:family="table-column">
      <style:table-column-properties style:column-width="0.312cm"/>
    </style:style>
    <style:style style:name="Πίνακας4.B" style:family="table-column">
      <style:table-column-properties style:column-width="14.783cm"/>
    </style:style>
    <style:style style:name="Πίνακας4.A1" style:family="table-cell">
      <style:table-cell-properties style:vertical-align="middle"/>
    </style:style>
    <style:style style:name="Πίνακας5" style:family="table">
      <style:table-properties style:width="15.095cm" fo:margin-left="1.905cm" table:align="left"/>
    </style:style>
    <style:style style:name="Πίνακας5.A" style:family="table-column">
      <style:table-column-properties style:column-width="0.226cm"/>
    </style:style>
    <style:style style:name="Πίνακας5.B" style:family="table-column">
      <style:table-column-properties style:column-width="14.87cm"/>
    </style:style>
    <style:style style:name="Πίνακας5.A1" style:family="table-cell">
      <style:table-cell-properties style:vertical-align="middle"/>
    </style:style>
    <style:style style:name="Πίνακας6" style:family="table">
      <style:table-properties style:width="15.095cm" fo:margin-left="1.905cm" table:align="left"/>
    </style:style>
    <style:style style:name="Πίνακας6.A" style:family="table-column">
      <style:table-column-properties style:column-width="0.279cm"/>
    </style:style>
    <style:style style:name="Πίνακας6.B" style:family="table-column">
      <style:table-column-properties style:column-width="14.817cm"/>
    </style:style>
    <style:style style:name="Πίνακας6.A1" style:family="table-cell">
      <style:table-cell-properties style:vertical-align="middle"/>
    </style:style>
    <style:style style:name="Πίνακας7" style:family="table">
      <style:table-properties style:width="15.095cm" fo:margin-left="1.905cm" table:align="left"/>
    </style:style>
    <style:style style:name="Πίνακας7.A" style:family="table-column">
      <style:table-column-properties style:column-width="0.235cm"/>
    </style:style>
    <style:style style:name="Πίνακας7.B" style:family="table-column">
      <style:table-column-properties style:column-width="14.861cm"/>
    </style:style>
    <style:style style:name="Πίνακας7.A1" style:family="table-cell">
      <style:table-cell-properties style:vertical-align="middle"/>
    </style:style>
    <style:style style:name="Πίνακας8" style:family="table">
      <style:table-properties style:width="15.095cm" fo:margin-left="1.905cm" table:align="left"/>
    </style:style>
    <style:style style:name="Πίνακας8.A" style:family="table-column">
      <style:table-column-properties style:column-width="0.213cm"/>
    </style:style>
    <style:style style:name="Πίνακας8.B" style:family="table-column">
      <style:table-column-properties style:column-width="14.882cm"/>
    </style:style>
    <style:style style:name="Πίνακας8.A1" style:family="table-cell">
      <style:table-cell-properties style:vertical-align="middle"/>
    </style:style>
    <style:style style:name="Πίνακας9" style:family="table">
      <style:table-properties style:width="15.095cm" fo:margin-left="1.905cm" table:align="left"/>
    </style:style>
    <style:style style:name="Πίνακας9.A" style:family="table-column">
      <style:table-column-properties style:column-width="0.229cm"/>
    </style:style>
    <style:style style:name="Πίνακας9.B" style:family="table-column">
      <style:table-column-properties style:column-width="14.866cm"/>
    </style:style>
    <style:style style:name="Πίνακας9.A1" style:family="table-cell">
      <style:table-cell-properties style:vertical-align="middle"/>
    </style:style>
    <style:style style:name="Πίνακας10" style:family="table">
      <style:table-properties style:width="15.095cm" fo:margin-left="1.905cm" table:align="left"/>
    </style:style>
    <style:style style:name="Πίνακας10.A" style:family="table-column">
      <style:table-column-properties style:column-width="0.272cm"/>
    </style:style>
    <style:style style:name="Πίνακας10.B" style:family="table-column">
      <style:table-column-properties style:column-width="14.824cm"/>
    </style:style>
    <style:style style:name="Πίνακας10.A1" style:family="table-cell">
      <style:table-cell-properties style:vertical-align="middle"/>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left="1.058cm" fo:margin-right="0cm" fo:text-indent="0cm" style:auto-text-indent="false"/>
    </style:style>
    <style:style style:name="P3" style:family="paragraph" style:parent-style-name="Text_20_body">
      <style:paragraph-properties fo:margin-top="0cm" fo:margin-bottom="0cm"/>
    </style:style>
    <style:style style:name="P4" style:family="paragraph" style:parent-style-name="Text_20_body">
      <style:paragraph-properties fo:margin-left="1.905cm" fo:margin-right="0cm" fo:margin-top="0cm" fo:margin-bottom="0cm" fo:text-indent="0cm" style:auto-text-indent="false"/>
    </style:style>
    <style:style style:name="T1" style:family="text">
      <style:text-properties fo:font-weight="bold"/>
    </style:style>
    <style:style style:name="T2" style:family="text">
      <style:text-properties fo:font-weight="bold" fo:background-color="#e6ecf9"/>
    </style:style>
    <style:style style:name="T3" style:family="text">
      <style:text-properties fo:background-color="#e6ecf9"/>
    </style:style>
    <style:style style:name="T4" style:family="text">
      <style:text-properties fo:font-variant="normal" fo:text-transform="none" fo:color="#000000"/>
    </style:style>
    <style:style style:name="T5" style:family="text">
      <style:text-properties fo:font-size="8.25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Καθήκοντα </text:h>
      <text:section text:style-name="Sect1" text:name="section_1">
        <text:h text:style-name="Heading_20_2" text:outline-level="2"><text:bookmark text:name="Overview"/>Επισκόπηση </text:h>
        <text:p text:style-name="Text_20_body">Η Ενότητα Καθήκοντα έχει εισαχθεί ως ξεχωριστή ενότητα στο Release 6.2.0 για να καταστεί δυνατή η ευκολία χρήσης και πρόσβασης. Χρησιμοποιήστε την αυτή την ενότητα για να προγραμματίσετε και να διαχειριστείτε τα καθήκοντα. </text:p>
      </text:section>
      <text:section text:style-name="Sect1" text:name="section_2">
        <text:h text:style-name="Heading_20_2" text:outline-level="2">actions Task </text:h>
        <text:p text:style-name="Text_20_body">Η μπάρα actions στην καρτέλα Tasks εμφανίζει τις ακόλουθες επιλογές: </text:p>
        <text:p text:style-name="P2"><text:span text:style-name="T1">Δημιουργία εργασιών.</text:span> Επιλέξτε αυτήν την επιλογή για να δημιουργήσετε ένα έργο, όπως περιγράφεται στην ενότητα Δημιουργία εργασιών. </text:p>
        <text:p text:style-name="P2"><text:span text:style-name="T1">Προβολή εργασιών.</text:span> Επιλέξτε αυτήν την επιλογή για να προβάλετε και να διαχειριστείτε καθήκοντα που περιγράφονται στο να διαχειρίζονται εργασίες. </text:p>
        <text:p text:style-name="P2"><text:span text:style-name="T1">Καθήκοντα εισαγωγής.</text:span> Επιλέξτε αυτήν την επιλογή για την εισαγωγή εξωτερικών δεδομένων σε ένα σημείωμα, όπως περιγράφεται στην <text:a xlink:type="simple" xlink:href="https://translate.googleusercontent.com/translate_c?act=url&amp;depth=1&amp;hl=el&amp;ie=UTF8&amp;prev=_t&amp;rurl=translate.google.gr&amp;sl=en&amp;tl=el&amp;u=http://support.sugarcrm.com/Guides/Application_Guide/Sugar_CommunityEdition/Sugar_Application_Guide_6.3.0/Import&amp;usg=ALkJrhhbVRjO1-iYbL-POSN8lP8sjoITBg#1062781">Εισαγωγή δεδομένων</text:a> . </text:p>
      </text:section>
      <text:section text:style-name="Sect1" text:name="section_3">
        <text:h text:style-name="Heading_20_2" text:outline-level="2"><text:bookmark text:name="Creating_Tasks"/>Δημιουργία εργασιών </text:h>
        <text:p text:style-name="Text_20_body">To Sugar <text:s/>σας επιτρέπει να δημιουργήσετε εργασίες και να τις εκχωρήσετε στον εαυτό σας ή σε άλλους χρήστες. Όταν δημιουργείτε μια εργασία, μπορείτε να σχετίζονται με μια συγκεκριμένη εγγραφή, όπως ένα λογαριασμό ή μια ευκαιρία. Μπορείτε επίσης να αναθεωρήσει την κατάσταση της εργασίας και την προτεραιότητα ανά πάσα στιγμή για να κρατήσει τα αρχεία σας up-to-ημερομηνία. </text:p>
        <text:p text:style-name="P3">Για να δημιουργήσετε μια εργασία </text:p>
        <table:table table:name="Πίνακας1" table:style-name="Πίνακας1">
          <table:table-column table:style-name="Πίνακας1.A"/>
          <table:table-column table:style-name="Πίνακας1.B"/>
          <table:table-row>
            <table:table-cell table:style-name="Πίνακας1.A1" office:value-type="string">
              <text:p text:style-name="Table_20_Contents">1. </text:p>
            </table:table-cell>
            <table:table-cell table:style-name="Πίνακας1.A1" office:value-type="string">
              <text:p text:style-name="Table_20_Contents">Επιλέξτε <text:span text:style-name="T1">Δημιουργία εργασίας</text:span> από τη γραμμή actions <text:s/>στην καρτέλα Tasks. </text:p>
            </table:table-cell>
          </table:table-row>
        </table:table>
        <table:table table:name="Πίνακας2" table:style-name="Πίνακας2">
          <table:table-column table:style-name="Πίνακας2.A"/>
          <table:table-column table:style-name="Πίνακας2.B"/>
          <table:table-row>
            <table:table-cell table:style-name="Πίνακας2.A1" office:value-type="string">
              <text:p text:style-name="Table_20_Contents">2. </text:p>
            </table:table-cell>
            <table:table-cell table:style-name="Πίνακας2.A1" office:value-type="string">
              <text:p text:style-name="Table_20_Contents">Εισάγετε πληροφορίες στα ακόλουθα πεδία στη σελίδα Εργασίες: </text:p>
            </table:table-cell>
          </table:table-row>
        </table:table>
        <text:p text:style-name="P4"><text:span text:style-name="T1">Θέμα.</text:span> Εισάγετε το θέμα του έργου. </text:p>
        <text:p text:style-name="P3"><text:span text:style-name="T1">Κατάσταση.</text:span> Επιλέξτε την τρέχουσα κατάσταση της εργασίας, όπως Δεν ξεκίνησε, Σε εξέλιξη, και Ολοκληρώθηκε από τη λίστα drop-down. </text:p>
        <text:p text:style-name="P3"><text:span text:style-name="T1">Ημερομηνία έναρξης.</text:span> Κάντε κλικ στο εικονίδιο Ημερολόγιο και επιλέξτε την ημερομηνία έναρξης για την εργασία.Όταν εισάγετε μια ημερομηνία, θα πρέπει επίσης να επιλέξετε το χρόνο, σε ώρες και λεπτά, από τις παρακείμενες λίστες drop-down. Αν δεν υπάρχει συγκεκριμένη ημερομηνία έναρξης για την εργασία, επιλέξτε το πλαίσιο <text:span text:style-name="T1">Κανένας.</text:span> </text:p>
        <text:p text:style-name="P3"><text:span text:style-name="T1">Due Date.</text:span> Κάντε κλικ στο εικονίδιο Ημερολόγιο και επιλέξτε την ημερομηνία ολοκλήρωσης για την εργασία? εισάγετε την ώρα στο πλαίσιο που γειτνιάζουν. Αν δεν υπάρχει συγκεκριμένη προθεσμία για την εργασία, επιλέξτε το πλαίσιο <text:span text:style-name="T1">Κανένας.</text:span> </text:p>
        <text:p text:style-name="P3">Εισάγετε τις πληροφορίες λόγω ημερομηνία, αν θέλετε να προσθέσετε την εργασία στο ημερολόγιό σας για να λαμβάνετε μια υπενθύμιση όταν είναι προγραμματισμένο. </text:p>
        <text:p text:style-name="P3"><text:span text:style-name="T1">Προτεραιότητα.</text:span> Επιλέξτε μια προτεραιότητα που αντικατοπτρίζει τη σημασία της ολοκλήρωσης του έργου από αυτή τη λίστα drop-down. </text:p>
        <text:p text:style-name="P3"><text:span text:style-name="T1">Περιγραφή.</text:span> Πληκτρολογήστε μια σύντομη περιγραφή της εργασίας. </text:p>
        <text:p text:style-name="P3"><text:span text:style-name="T1">Σχετικά με.</text:span> Πληκτρολογήστε το όνομα του σχετικού λογαριασμού ή κάντε κλικ στο Επιλογή για να αναζητήσετε ένα. Μπορείτε να επιλέξετε σχετική εγγραφή από άλλες ενότητες, για παράδειγμα, Ευκαιρίες, Bug Tracker κλπ., από αυτό το drop-down λίστα. </text:p>
        <text:p text:style-name="P3">Όταν πληκτρολογείτε ένα χαρακτήρα στο πεδίο, το σύστημα εκτελεί μια γρήγορη αναζήτηση των δυνατών τιμών και παρουσιάζει μια λίστα με τιμές που αρχίζουν με αυτό το χαρακτήρα. <text:soft-page-break/>Πληκτρολογώντας πρόσθετους χαρακτήρες περιορίζει τα αποτελέσματα της αναζήτησης. Κατά την αναζήτηση για ένα όνομα, To Sugar <text:s/>σέβεται τη μορφή Όνομα ρύθμιση Εμφάνιση στη σελίδα Προτιμήσεις χρήστη. Εάν η ρύθμιση καθορίζει "sf l" (Χαιρετισμός Επίθετο), τότε Sugar εμφανίζει μια λίστα με τα ονόματα που ξεκινούν με το καθορισμένο χαρακτήρα. Για παράδειγμα, αν εισάγετε "Α", το σύστημα εμφανίζει τα ονόματα αρχίζουν με "Α". Ομοίως, εάν η μορφή εμφάνισης Όνομα διευκρινίζει "sl f", τότε το σύστημα εμφανίζει την τελευταία ονόματα που αρχίζουν με "Α". </text:p>
        <text:p text:style-name="P3"><text:span text:style-name="T1">Επικοινωνία Ονομα.</text:span> Κάντε κλικ στο κουμπί <text:span text:style-name="T1">Επιλογή</text:span> για να επιλέξετε ένα άτομο από τη λίστα επαφών. Συνήθως, αυτή είναι η επαφή για τον συγκεκριμένο λογαριασμό. </text:p>
        <text:p text:style-name="P3"><text:span text:style-name="T1">Ανατεθεί.</text:span> Κάντε κλικ στο κουμπί <text:span text:style-name="T1">Επιλογή</text:span> για να επιλέξετε το άτομο που έχει εκχωρηθεί στην εργασία. Από προεπιλογή, αυτό που σας έχουν ανατεθεί. </text:p>
        <table:table table:name="Πίνακας3" table:style-name="Πίνακας3">
          <table:table-column table:style-name="Πίνακας3.A"/>
          <table:table-column table:style-name="Πίνακας3.B"/>
          <table:table-row>
            <table:table-cell table:style-name="Πίνακας3.A1" office:value-type="string">
              <text:p text:style-name="Table_20_Contents">3. </text:p>
            </table:table-cell>
            <table:table-cell table:style-name="Πίνακας3.A1" office:value-type="string">
              <text:p text:style-name="Table_20_Contents">Κάντε κλικ στο κουμπί <text:span text:style-name="T1">Αποθήκευση.</text:span> </text:p>
            </table:table-cell>
          </table:table-row>
        </table:table>
        <table:table table:name="Πίνακας4" table:style-name="Πίνακας4">
          <table:table-column table:style-name="Πίνακας4.A"/>
          <table:table-column table:style-name="Πίνακας4.B"/>
          <table:table-row>
            <table:table-cell table:style-name="Πίνακας4.A1" office:value-type="string">
              <text:p text:style-name="Table_20_Contents">4. </text:p>
            </table:table-cell>
            <table:table-cell table:style-name="Πίνακας4.A1" office:value-type="string">
              <text:p text:style-name="Table_20_Contents"><text:span text:style-name="T3">Για να αλλάξετε την κατάσταση της εργασίας σε Ολοκληρώθηκε και να δημιουργήσετε ένα νέο, κάντε κλικ στο κουμπί </text:span><text:span text:style-name="T2">Κλείσιμο και τη δημιουργία νέων.</text:span> Το καθεστώς της νέας αποστολής, από προεπιλογή, έχει οριστεί σε Δεν ξεκίνησε. </text:p>
            </table:table-cell>
          </table:table-row>
        </table:table>
      </text:section>
      <text:section text:style-name="Sect1" text:name="section_4">
        <text:h text:style-name="Heading_20_2" text:outline-level="2"><text:bookmark text:name="Managing_Tasks"/>Διαχείριση καθηκόντων </text:h>
        <table:table table:name="Πίνακας5" table:style-name="Πίνακας5">
          <table:table-column table:style-name="Πίνακας5.A"/>
          <table:table-column table:style-name="Πίνακας5.B"/>
          <table:table-row>
            <table:table-cell table:style-name="Πίνακας5.A1" office:value-type="string">
              <text:p text:style-name="Table_20_Contents"><text:span text:style-name="T4">•</text:span> </text:p>
            </table:table-cell>
            <table:table-cell table:style-name="Πίνακας5.A1" office:value-type="string">
              <text:p text:style-name="Table_20_Contents">Για να επεξεργαστείτε ή να διαγράψετε πολλαπλά καθήκοντα, χρησιμοποιήστε τον πίνακα Μαζική Ενημέρωση στο Ενέργειες drop-down λίστα στο Καθήκοντα Προβολή λίστας όπως περιγράφεται στο <text:a xlink:type="simple" xlink:href="https://translate.googleusercontent.com/translate_c?act=url&amp;depth=1&amp;hl=el&amp;ie=UTF8&amp;prev=_t&amp;rurl=translate.google.gr&amp;sl=en&amp;tl=el&amp;u=http://support.sugarcrm.com/Guides/Application_Guide/Sugar_CommunityEdition/Sugar_Application_Guide_6.3.0/User_Interface&amp;usg=ALkJrhgzdJ1OpY3GcvvMzuBFQhsDd3xe4g#1094547">Επεξεργασία και διαγραφή Πολλαπλές εγγραφές</text:a> . </text:p>
            </table:table-cell>
          </table:table-row>
        </table:table>
        <table:table table:name="Πίνακας6" table:style-name="Πίνακας6">
          <table:table-column table:style-name="Πίνακας6.A"/>
          <table:table-column table:style-name="Πίνακας6.B"/>
          <table:table-row>
            <table:table-cell table:style-name="Πίνακας6.A1" office:value-type="string">
              <text:p text:style-name="Table_20_Contents"><text:span text:style-name="T4">•</text:span> </text:p>
            </table:table-cell>
            <table:table-cell table:style-name="Πίνακας6.A1" office:value-type="string">
              <text:p text:style-name="Table_20_Contents">Για να δείτε τις λεπτομέρειες μιας εργασίας, κάντε κλικ στο αντικείμενο του στην λίστα εργασιών View. </text:p>
            </table:table-cell>
          </table:table-row>
        </table:table>
        <table:table table:name="Πίνακας7" table:style-name="Πίνακας7">
          <table:table-column table:style-name="Πίνακας7.A"/>
          <table:table-column table:style-name="Πίνακας7.B"/>
          <table:table-row>
            <table:table-cell table:style-name="Πίνακας7.A1" office:value-type="string">
              <text:p text:style-name="Table_20_Contents"><text:span text:style-name="T4">•</text:span> </text:p>
            </table:table-cell>
            <table:table-cell table:style-name="Πίνακας7.A1" office:value-type="string">
              <text:p text:style-name="Table_20_Contents">Για να επεξεργαστείτε τις πληροφορίες, κάντε κλικ στο κουμπί <text:span text:style-name="T1">Επεξεργασία</text:span> στη λεπτομέρεια Προβολή σελίδας της εργασίας, αναθεωρεί τις πληροφορίες και κάντε κλικ στο κουμπί <text:span text:style-name="T1">Αποθήκευση.</text:span> </text:p>
            </table:table-cell>
          </table:table-row>
        </table:table>
        <table:table table:name="Πίνακας8" table:style-name="Πίνακας8">
          <table:table-column table:style-name="Πίνακας8.A"/>
          <table:table-column table:style-name="Πίνακας8.B"/>
          <table:table-row>
            <table:table-cell table:style-name="Πίνακας8.A1" office:value-type="string">
              <text:p text:style-name="Table_20_Contents"><text:span text:style-name="T4">•</text:span> </text:p>
            </table:table-cell>
            <table:table-cell table:style-name="Πίνακας8.A1" office:value-type="string">
              <text:p text:style-name="Table_20_Contents">Για να αντιγράψετε τις πληροφορίες, κάντε κλικ στην επιλογή <text:span text:style-name="T1">Αντιγραφή</text:span> στο Προβολή λεπτομερειών σελίδα της εργασίας, κάνουν τροποποιήσεις, εάν χρειάζεται, και κάντε κλικ στο κουμπί <text:span text:style-name="T1">Αποθήκευση.</text:span> Διττός είναι ένας βολικός τρόπος για τη δημιουργία ενός παρεμφερή καθήκοντα. Μπορείτε να αλλάξετε τις πληροφορίες στο διπλότυπη εγγραφή για να δημιουργήσετε μια νέα εργασία. </text:p>
            </table:table-cell>
          </table:table-row>
        </table:table>
        <table:table table:name="Πίνακας9" table:style-name="Πίνακας9">
          <table:table-column table:style-name="Πίνακας9.A"/>
          <table:table-column table:style-name="Πίνακας9.B"/>
          <table:table-row>
            <table:table-cell table:style-name="Πίνακας9.A1" office:value-type="string">
              <text:p text:style-name="Table_20_Contents"><text:span text:style-name="T4">•</text:span> </text:p>
            </table:table-cell>
            <table:table-cell table:style-name="Πίνακας9.A1" office:value-type="string">
              <text:p text:style-name="Table_20_Contents">Για την εισαγωγή των καθηκόντων, επιλέξτε Εισαγωγή Εργασίες από το μπαρ Ενέργειες καρτέλα Εργασίες. Για περισσότερες πληροφορίες σχετικά με την εισαγωγή δεδομένων, ανατρέξτε στην ενότητα <text:a xlink:type="simple" xlink:href="https://translate.googleusercontent.com/translate_c?act=url&amp;depth=1&amp;hl=el&amp;ie=UTF8&amp;prev=_t&amp;rurl=translate.google.gr&amp;sl=en&amp;tl=el&amp;u=http://support.sugarcrm.com/Guides/Application_Guide/Sugar_CommunityEdition/Sugar_Application_Guide_6.3.0/Import&amp;usg=ALkJrhhbVRjO1-iYbL-POSN8lP8sjoITBg#1062781">Εισαγωγή δεδομένων</text:a> . </text:p>
            </table:table-cell>
          </table:table-row>
        </table:table>
        <table:table table:name="Πίνακας10" table:style-name="Πίνακας10">
          <table:table-column table:style-name="Πίνακας10.A"/>
          <table:table-column table:style-name="Πίνακας10.B"/>
          <table:table-row>
            <table:table-cell table:style-name="Πίνακας10.A1" office:value-type="string">
              <text:p text:style-name="Table_20_Contents"><text:span text:style-name="T4">•</text:span> </text:p>
            </table:table-cell>
            <table:table-cell table:style-name="Πίνακας10.A1" office:value-type="string">
              <text:p text:style-name="Table_20_Contents">Για να διαγράψετε μια εργασία, κάντε κλικ στο <text:span text:style-name="T1">Διαγραφή</text:span> Προβολή λεπτομερειών σελίδα των καθηκόντων του. </text:p>
            </table:table-cell>
          </table:table-row>
        </table:table>
        <text:p text:style-name="P1"><text:span text:style-name="Strong_20_Emphasis"><text:span text:style-name="T5">Πνευματικά δικαιώματα 2004-2011 SugarCRM Α.Ε.</text:span></text:span><text:span text:style-name="T5"> </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3:42:00</meta:creation-date>
    <dc:date>2014-07-18T14:02:59</dc:date>
    <meta:editing-duration>PT6M38S</meta:editing-duration>
    <meta:editing-cycles>7</meta:editing-cycles>
    <meta:generator>LibreOffice/3.5$Linux_X86_64 LibreOffice_project/350m1$Build-2</meta:generator>
    <meta:document-statistic meta:table-count="10" meta:image-count="0" meta:object-count="0" meta:page-count="2" meta:paragraph-count="44" meta:word-count="749" meta:character-count="5180" meta:non-whitespace-character-count="4428"/>
  </office:meta>
</office:document-meta>
</file>